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TemplateTests.testLookupFailsWithType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ndiTemplateTests.testUn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ndiTemplateTests.test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ndiTemplateTests.testLookup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ndiTemplateTests.testLookupSuccee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ndiTemplateTests.testRe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ndiTemplateTests.testLookup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ndiTemplateTests.createIniti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